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3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4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Nomenclature.ods" xlink:type="simple">Lien vers la nomenclature</text:a></text:p>
          </table:table-cell>
          <table:table-cell table:style-name="ce5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’arrosage des murs végétalisés.</text:p>
          </table:table-cell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PID-petit-projet-extérieur-version-2.pdf" xlink:type="simple">Lien vers le PID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Nomenclature%20petit%20projet%20extérieur.ods" xlink:type="simple">Lien vers la nomenclature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Apport des correctifs sur le petit projet de mur végétalisé en extérieur.</text:p>
          </table:table-cell>
          <table:table-cell table:number-columns-repeated="102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Mur%20végétalisé%20d'intérieur/PID-mur-végétalisé-d_intérieur.pdf" xlink:type="simple">Lien vers le PID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Création du PID pour le système du mur végétalisé d’intérieur</text:p>
          </table:table-cell>
          <table:table-cell table:number-columns-repeated="102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Mur%20végétalisé%20d'intérieur/Bas%20de%20gamme/Nomenclature%20mur%20d'intérieur%20bas%20de%20gamme.ods" xlink:type="simple">Lien vers la nomenclature</text:a></text:p>
          </table:table-cell>
          <table:table-cell table:style-name="ce5" office:value-type="date" office:date-value="2020-11-16" calcext:value-type="date">
            <text:p>16/11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u mur végétalisé d’intérieur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4:18:54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5.2.5.1$Windows_x86 LibreOffice_project/0312e1a284a7d50ca85a365c316c7abbf20a4d22</meta:generator>
    <dc:date>2020-11-16T14:20:20.742000000</dc:date>
    <meta:editing-duration>PT24M51S</meta:editing-duration>
    <meta:editing-cycles>7</meta:editing-cycles>
    <meta:document-statistic meta:table-count="1" meta:cell-count="32" meta:object-count="0"/>
  </office:meta>
</office:document-meta>
</file>